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ORNELIUS, RELIGIOUS SINNER IN CAESAREA (10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CORNELIUS, RELIGIOUS SINNER IN CAESAREA (10:1-8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veneration for God (10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visitation from God (10:3-8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visitation from God (10:3-8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messenger (10:3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message (10:5-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CORNELIUS, RELIGIOUS SINNER IN CAESAREA (10:1-8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veneration for God (10:1-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visitation from God (10:3-8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ACTS 1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CORNELIUS, RELIGIOUS SINNER IN CAESAREA (10:1-8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PETER, RELUCTANT SOULWINNER IN JOPPA (10:9-23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-title-Title-Slide" presentation:presentation-page-layout-name="Master1-PPL1" draw:id="Slide-261">
        <draw:frame draw:id="id93" presentation:style-name="a504" draw:name="Title 1" svg:x="1.38in" svg:y="0.83in" svg:width="10.3in" svg:height="4.42in" presentation:class="title" presentation:placeholder="false">
          <draw:text-box>
            <text:p text:style-name="a503" text:class-names="" text:cond-style-name=""><text:span text:style-name="a501" text:class-names="">PETER, RELUCTANT SOULWINNER IN JOPPA (10:9-23)<text:s text:c="1"/></text:span><text:span text:style-name="a502" text:class-names=""/></text:p>
          </draw:text-box>
          <svg:title/>
          <svg:desc/>
        </draw:frame>
        <draw:frame draw:id="id94" presentation:style-name="a509" draw:name="Subtitle 2" svg:x="1.38in" svg:y="5.25in" svg:width="10.3in" svg:height="1.85in" presentation:class="subtitle" presentation:placeholder="false">
          <draw:text-box>
            <text:p text:style-name="a506" text:class-names="" text:cond-style-name=""><text:span text:style-name="a505" text:class-names=""><text:s text:c="1"/>The three visions upstairs (10:9-17a):<text:s text:c="1"/></text:span></text:p>
            <text:p text:style-name="a508" text:class-names="" text:cond-style-name=""><text:span text:style-name="a507" text:class-names=""/></text:p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three visions upstairs (10:9-17a):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contents (10:9-1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command (10:13-16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command (10:13-16)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God's order (10:13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Peter's objection (10:1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God's overrule (10:15-16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three visions upstairs (10:9-17a):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contents (10:9-1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ommand (10:13-16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confusion (10:17a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PETER, RELUCTANT SOULWINNER IN JOPPA (10:9-23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three visions upstairs (10:9-17a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three visitors downstairs (10:17b-23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ACTS 10<text:s text:c="1"/></text:span><text:span text:style-name="a578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CORNELIUS, RELIGIOUS SINNER IN CAESAREA (10:1-8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PETER, RELUCTANT SOULWINNER IN JOPPA (10:9-23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CORNELIUS AND PETER, REDEEMED SAINTS IN CHRIST (10:24-48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-title-Title-Slide" presentation:presentation-page-layout-name="Master1-PPL1" draw:id="Slide-267">
        <draw:frame draw:id="id105" presentation:style-name="a598" draw:name="Title 1" svg:x="1.38in" svg:y="0.83in" svg:width="10.3in" svg:height="4.42in" presentation:class="title" presentation:placeholder="false">
          <draw:text-box>
            <text:p text:style-name="a597" text:class-names="" text:cond-style-name=""><text:span text:style-name="a595" text:class-names="">CORNELIUS AND PETER, REDEEMED SAINTS IN CHRIST (10:24-48)<text:s text:c="1"/></text:span><text:span text:style-name="a596" text:class-names=""/></text:p>
          </draw:text-box>
          <svg:title/>
          <svg:desc/>
        </draw:frame>
        <draw:frame draw:id="id106" presentation:style-name="a603" draw:name="Subtitle 2" svg:x="1.38in" svg:y="5.25in" svg:width="10.3in" svg:height="1.85in" presentation:class="subtitle" presentation:placeholder="false">
          <draw:text-box>
            <text:p text:style-name="a600" text:class-names="" text:cond-style-name=""><text:span text:style-name="a599" text:class-names=""><text:s text:c="1"/>The conversation with Cornelius (10:24-35)<text:s text:c="1"/></text:span></text:p>
            <text:p text:style-name="a602" text:class-names="" text:cond-style-name=""><text:span text:style-name="a601" text:class-names=""/></text:p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The conversation with Cornelius (10:24-35)<text:s text:c="1"/></text:span><text:span text:style-name="a606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reception (10:24-26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review (10:27-33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realization (10:34-35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CORNELIUS AND PETER, REDEEMED SAINTS IN CHRIST (10:24-48)<text:s text:c="1"/></text:span><text:span text:style-name="a624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conversation with Cornelius (10:24-35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clarification to Cornelius (10:36-43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The clarification to Cornelius (10:36-43):<text:s text:c="1"/></text:span><text:span text:style-name="a639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He talks about the message of the gospel (10:36-37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He talks about the Messiah of the gospel (10:38, 43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He talks about the ministers of the gospel (10:39-42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2-tx-Title-and-Text" presentation:presentation-page-layout-name="Master1-PPL12" draw:id="Slide-271">
        <draw:frame draw:id="id113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CORNELIUS AND PETER, REDEEMED SAINTS IN CHRIST (10:24-48)<text:s text:c="1"/></text:span><text:span text:style-name="a657" text:class-names=""/></text:p>
          </draw:text-box>
          <svg:title/>
          <svg:desc/>
        </draw:frame>
        <draw:frame draw:id="id114" presentation:style-name="a672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conversation with Cornelius (10:24-35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clarification to Cornelius (10:36-4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conversion of Cornelius (10:44-48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7" draw:style-name="a673" draw:master-page-name="Master1-Layout12-tx-Title-and-Text" presentation:presentation-page-layout-name="Master1-PPL12" draw:id="Slide-272">
        <draw:frame draw:id="id115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conversion of Cornelius (10:44-48)<text:s text:c="1"/></text:span><text:span text:style-name="a675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The heavenly baptizer (10:44-45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earthly baptizer (10:46-48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8" draw:style-name="a688" draw:master-page-name="Master1-Layout12-tx-Title-and-Text" presentation:presentation-page-layout-name="Master1-PPL12" draw:id="Slide-273">
        <draw:frame draw:id="id117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CORNELIUS AND PETER, REDEEMED SAINTS IN CHRIST (10:24-48)<text:s text:c="1"/></text:span><text:span text:style-name="a690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conversation with Cornelius (10:24-35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clarification to Cornelius (10:36-43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conversion of Cornelius (10:44-48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9" draw:style-name="a706" draw:master-page-name="Master1-Layout12-tx-Title-and-Text" presentation:presentation-page-layout-name="Master1-PPL12" draw:id="Slide-274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ACTS 10<text:s text:c="1"/></text:span><text:span text:style-name="a708" text:class-names=""/></text:p>
          </draw:text-box>
          <svg:title/>
          <svg:desc/>
        </draw:frame>
        <draw:frame draw:id="id120" presentation:style-name="a723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CORNELIUS, RELIGIOUS SINNER IN CAESAREA (10:1-8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PETER, RELUCTANT SOULWINNER IN JOPPA (10:9-23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CORNELIUS AND PETER, REDEEMED SAINTS IN CHRIST (10:24-48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0 </dc:title>
    <meta:initial-creator>David STRICKLAND</meta:initial-creator>
    <dc:creator>David STRICKLAND</dc:creator>
    <meta:creation-date>2020-02-24T10:50:04Z</meta:creation-date>
    <dc:date>2020-02-24T10:50:04Z</dc:date>
    <meta:template xlink:href="BibleStudy" xlink:type="simple"/>
    <meta:editing-cycles>1</meta:editing-cycles>
    <meta:editing-duration>PT0S</meta:editing-duration>
    <meta:document-statistic meta:paragraph-count="62" meta:word-count="485"/>
  </office:meta>
</office:document-meta>
</file>